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Heading_20_1">
      <style:paragraph-properties fo:padding="0.0193in" fo:border="0.06pt solid #d9d9e3"/>
    </style:style>
    <style:style style:name="P2" style:family="paragraph" style:parent-style-name="Heading_20_2">
      <style:paragraph-properties fo:padding="0.0193in" fo:border="0.06pt solid #d9d9e3"/>
    </style:style>
    <style:style style:name="P3" style:family="paragraph" style:parent-style-name="Heading_20_2">
      <style:text-properties officeooo:rsid="00154b90" officeooo:paragraph-rsid="00154b90"/>
    </style:style>
    <style:style style:name="P4" style:family="paragraph" style:parent-style-name="Standard">
      <style:text-properties officeooo:rsid="00154b90" officeooo:paragraph-rsid="00154b90"/>
    </style:style>
    <style:style style:name="P5" style:family="paragraph" style:parent-style-name="Standard" style:list-style-name="L4">
      <style:text-properties officeooo:rsid="00154b90" officeooo:paragraph-rsid="0018209f"/>
    </style:style>
    <style:style style:name="P6" style:family="paragraph" style:parent-style-name="Standard" style:list-style-name="L4">
      <style:text-properties officeooo:rsid="00154b90" officeooo:paragraph-rsid="00154b90"/>
    </style:style>
    <style:style style:name="P7" style:family="paragraph" style:parent-style-name="Standard">
      <style:text-properties style:font-name="Liberation Serif" fo:font-size="18pt" fo:font-weight="bold" officeooo:rsid="00154b90" officeooo:paragraph-rsid="00154b90" style:font-name-asian="Noto Serif CJK SC" style:font-size-asian="18pt" style:font-weight-asian="bold" style:font-name-complex="Lohit Devanagari1" style:font-size-complex="18pt" style:font-weight-complex="bold"/>
    </style:style>
    <style:style style:name="P8" style:family="paragraph" style:parent-style-name="Standard" style:list-style-name="L4">
      <style:text-properties officeooo:rsid="0018209f" officeooo:paragraph-rsid="0018209f"/>
    </style:style>
    <style:style style:name="P9" style:family="paragraph" style:parent-style-name="Standard" style:list-style-name="L4">
      <style:text-properties officeooo:rsid="0019a269" officeooo:paragraph-rsid="0019a269"/>
    </style:style>
    <style:style style:name="P10" style:family="paragraph" style:parent-style-name="Standard" style:list-style-name="L4">
      <style:paragraph-properties style:writing-mode="lr-tb"/>
      <style:text-properties officeooo:rsid="0019a269" officeooo:paragraph-rsid="0019a269"/>
    </style:style>
    <style:style style:name="P11" style:family="paragraph" style:parent-style-name="Text_20_body">
      <style:paragraph-properties fo:padding="0.0193in" fo:border="0.06pt solid #d9d9e3"/>
    </style:style>
    <style:style style:name="P12" style:family="paragraph" style:parent-style-name="Text_20_body" style:list-style-name="L1">
      <style:paragraph-properties fo:margin-top="0in" fo:margin-bottom="0in" style:contextual-spacing="false" fo:padding="0.0193in" fo:border="0.06pt solid #d9d9e3"/>
    </style:style>
    <style:style style:name="P13" style:family="paragraph" style:parent-style-name="Text_20_body" style:list-style-name="L1">
      <style:paragraph-properties fo:padding="0.0193in" fo:border="0.06pt solid #d9d9e3"/>
    </style:style>
    <style:style style:name="P14" style:family="paragraph" style:parent-style-name="Text_20_body" style:list-style-name="L2">
      <style:paragraph-properties fo:padding="0.0193in" fo:border="0.06pt solid #d9d9e3"/>
    </style:style>
    <style:style style:name="P15" style:family="paragraph">
      <loext:graphic-properties draw:fill="none" draw:fill-color="#ffffff"/>
    </style:style>
    <style:style style:name="T1" style:family="text">
      <style:text-properties officeooo:rsid="00154b90"/>
    </style:style>
    <style:style style:name="T2" style:family="text">
      <style:text-properties officeooo:rsid="0018209f"/>
    </style:style>
    <style:style style:name="T3" style:family="text">
      <style:text-properties fo:font-variant="normal" fo:text-transform="none" fo:color="#d1d5db" loext:opacity="100%" style:font-name="S hne" fo:font-size="12pt" fo:letter-spacing="normal" fo:font-style="normal" fo:font-weight="normal"/>
    </style:style>
    <style:style style:name="T4" style:family="text">
      <style:text-properties fo:color="#cccccc" loext:opacity="100%" style:font-name="Droid Sans Mono" fo:font-size="13.5pt" fo:font-weight="normal" fo:background-color="#1f1f1f" loext:char-shading-value="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666666" draw:fill="none" draw:fill-color="#ffffff" fo:min-height="1.8335in" style:run-through="back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I/CD Pipeline for Dockerized Application</text:h>
      <text:h text:style-name="P2" text:outline-level="2">Overview</text:h>
      <text:p text:style-name="P11">This repository contains the source code and configuration files for setting up a CI/CD pipeline to build, test, and deploy a Dockerized <text:span text:style-name="T1">python </text:span>application. The pipeline is designed to facilitate continuous integration and continuous deployment, ensuring efficient development workflows and reliable software releases.</text:p>
      <text:p text:style-name="P11"/>
      <text:p text:style-name="P11"/>
      <text:h text:style-name="Heading_20_2" text:outline-level="2">Features</text:h>
      <text:list xml:id="list4161421564" text:style-name="L1">
        <text:list-item>
          <text:p text:style-name="P12">Dockerized application with a simple HTTP web page.</text:p>
        </text:list-item>
        <text:list-item>
          <text:p text:style-name="P12">CI/CD pipeline configured with GitLab CI/CD.</text:p>
        </text:list-item>
        <text:list-item>
          <text:p text:style-name="P12">Automated build and testing of the application.</text:p>
        </text:list-item>
        <text:list-item>
          <text:p text:style-name="P12">Deployment to development and production environments.</text:p>
        </text:list-item>
        <text:list-item>
          <text:p text:style-name="P13">Load balancing between multiple container instances using a proxy server.</text:p>
        </text:list-item>
      </text:list>
      <text:p text:style-name="Standard"/>
      <text:p text:style-name="P7">Project Structure</text:p>
      <text:p text:style-name="P7"><draw:frame text:anchor-type="paragraph" draw:z-index="0" draw:name="Text Frame 1" draw:style-name="gr1" draw:text-style-name="P15" svg:width="6.1252in" svg:height="1.9177in" svg:x="0.211in" svg:y="0.1071in"><draw:text-box><text:p>.</text:p><text:p>├── app/ <text:s text:c="19"/># Source code for the Dockerized application</text:p><text:p>│ <text:s text:c="2"/>├── Dockerfile <text:s text:c="9"/># Dockerfile for building the application image</text:p><text:p>│ <text:s text:c="2"/>├── app.py <text:s text:c="13"/># Python script for the HTTP web page</text:p><text:p>│ <text:s text:c="2"/>└── ...</text:p><text:p>├── .gitlab-ci.yml <text:s text:c="9"/># GitLab CI/CD configuration file</text:p><text:p>├── docker-compose.yml <text:s text:c="5"/># Docker Compose file for defining services</text:p><text:p>├── loadtest.py <text:s text:c="12"/># Python script for load testing</text:p><text:p>└── README.md <text:s text:c="14"/># Project README file (you are here)</text:p><text:p/></draw:text-box></draw:frame></text:p>
      <text:p text:style-name="P4"/>
      <text:p text:style-name="P4"/>
      <text:p text:style-name="P4"/>
      <text:p text:style-name="P4"/>
      <text:p text:style-name="P4"/>
      <text:p text:style-name="P4"/>
      <text:p text:style-name="P4"/>
      <text:p text:style-name="P4"/>
      <text:p text:style-name="P4"/>
      <text:h text:style-name="P3" text:outline-level="2">Setup Instructions</text:h>
      <text:list xml:id="list2373174830" text:style-name="L2">
        <text:list-item>
          <text:p text:style-name="P14">Clone the repository: https://github.com/abobakrahmed2/rejuve-task.git</text:p>
        </text:list-item>
      </text:list>
      <text:p text:style-name="P4"/>
      <text:p text:style-name="P4">Assignment questions:</text:p>
      <text:list xml:id="list801918091" text:style-name="L4">
        <text:list-item>
          <text:p text:style-name="P5">What technologies and approaches would you use if you had to host this application on AWS? on GCP? </text:p>
          <text:p text:style-name="P5"><text:span text:style-name="T2">Prefer using AWS with ec2 instance </text:span></text:p>
          <text:p text:style-name="P5"/>
        </text:list-item>
        <text:list-item>
          <text:p text:style-name="P6">What common techniques and best practices do you know for writing a Dockerfile.?</text:p>
          <text:p text:style-name="P8">Official base image, minimize layers by reduce number of layers, use COPY command or ADD, use ENV and Test dockerfile by running locally.</text:p>
          <text:p text:style-name="P8"/>
        </text:list-item>
        <text:list-item>
          <text:p text:style-name="P8"><text:soft-page-break/>What git branching strategy do you know and what are the best ones to use? What would you point out to write CI/CD pipelines more efficiently?</text:p>
          <text:p text:style-name="P9">Depends on needs and use cases, in this task use feature branch strategy, each new feature or task is developed in its own branch. Once completed, the branch is merged back into the main development branch (e.g., dev or main)</text:p>
        </text:list-item>
        <text:list-item>
          <text:p text:style-name="P9">Describe in your own words the pros and cons of using serverless architecture or microservice architecture in a project, what pros and cons and risks each of them entails.</text:p>
          <text:p text:style-name="P10">There’s a lot of diiferences between them depends on scalaibility, cost efficiency and operation over-load.</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7:45:51.470249812</meta:creation-date>
    <dc:date>2024-02-06T18:39:09.441976698</dc:date>
    <meta:editing-duration>PT9M57S</meta:editing-duration>
    <meta:editing-cycles>1</meta:editing-cycles>
    <meta:document-statistic meta:table-count="0" meta:image-count="0" meta:object-count="0" meta:page-count="2" meta:paragraph-count="21" meta:word-count="277" meta:character-count="1781" meta:non-whitespace-character-count="1533"/>
    <meta:generator>LibreOffice/7.3.7.2$Linux_X86_64 LibreOffice_project/30$Build-2</meta:generator>
  </office:meta>
</office:document-meta>
</file>